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-0.6252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" fo:font-size="16pt" officeooo:paragraph-rsid="000a6fd3" style:font-size-asian="16pt" style:font-size-complex="16pt"/>
    </style:style>
    <style:style style:name="P2" style:family="paragraph" style:parent-style-name="Standard">
      <style:paragraph-properties fo:margin-left="0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" fo:font-size="16pt" officeooo:paragraph-rsid="000a6fd3" style:font-size-asian="16pt" style:font-size-complex="16pt"/>
    </style:style>
    <style:style style:name="P3" style:family="paragraph" style:parent-style-name="Standard" style:master-page-name="">
      <loext:graphic-properties draw:fill="none"/>
      <style:paragraph-properties fo:margin-left="0in" fo:margin-right="0in" fo:margin-top="0in" fo:margin-bottom="0.111in" style:contextual-spacing="false" fo:line-height="108%" fo:text-align="center" style:justify-single-word="false" fo:orphans="2" fo:widows="2" fo:text-indent="0in" style:auto-text-indent="false" style:page-number="auto" fo:background-color="transparent" style:writing-mode="lr-tb"/>
      <style:text-properties style:font-name="Liberation Sans" fo:font-size="16pt" officeooo:paragraph-rsid="000a6fd3" style:font-size-asian="16pt" style:font-size-complex="16pt"/>
    </style:style>
    <style:style style:name="P4" style:family="paragraph" style:parent-style-name="Standard">
      <style:paragraph-properties fo:margin-left="-0.6252in" fo:margin-right="0in" fo:margin-top="0in" fo:margin-bottom="0.111in" style:contextual-spacing="false" fo:line-height="108%" fo:text-align="end" style:justify-single-word="false" fo:orphans="2" fo:widows="2" fo:text-indent="0in" style:auto-text-indent="false" style:writing-mode="lr-tb"/>
      <style:text-properties style:font-name="Liberation Sans" fo:font-size="16pt" officeooo:paragraph-rsid="000a6fd3" style:font-size-asian="16pt" style:font-size-complex="16pt"/>
    </style:style>
    <style:style style:name="P5" style:family="paragraph" style:parent-style-name="Standard" style:master-page-name="">
      <loext:graphic-properties draw:fill="none"/>
      <style:paragraph-properties fo:margin-left="0in" fo:margin-right="0in" fo:margin-top="0in" fo:margin-bottom="0.111in" style:contextual-spacing="false" fo:line-height="108%" fo:text-align="center" style:justify-single-word="false" fo:orphans="2" fo:widows="2" fo:text-indent="0in" style:auto-text-indent="false" style:page-number="auto" fo:background-color="transparent" style:writing-mode="lr-tb"/>
      <style:text-properties style:font-name="Liberation Sans" fo:font-size="16pt" officeooo:rsid="000a6fd3" officeooo:paragraph-rsid="000a6fd3" style:font-size-asian="16pt" style:font-size-complex="16pt"/>
    </style:style>
    <style:style style:name="P6" style:family="paragraph" style:parent-style-name="Standard" style:master-page-name="">
      <loext:graphic-properties draw:fill="none"/>
      <style:paragraph-properties fo:margin-left="0in" fo:margin-right="0in" fo:margin-top="0in" fo:margin-bottom="0.111in" style:contextual-spacing="false" fo:line-height="108%" fo:text-align="center" style:justify-single-word="false" fo:orphans="2" fo:widows="2" fo:text-indent="0in" style:auto-text-indent="false" style:page-number="auto" fo:background-color="transparent" style:writing-mode="lr-tb"/>
      <style:text-properties style:font-name="Liberation Sans" fo:font-size="12pt" officeooo:paragraph-rsid="000a6fd3" style:font-size-asian="12pt" style:font-size-complex="12pt"/>
    </style:style>
    <style:style style:name="P7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center" style:justify-single-word="false" fo:orphans="2" fo:widows="2" fo:text-indent="0in" style:auto-text-indent="false" fo:background-color="transparent" style:writing-mode="lr-tb"/>
      <style:text-properties style:font-name="Liberation Sans" fo:font-size="12pt" officeooo:paragraph-rsid="000a6fd3" style:font-size-asian="12pt" style:font-size-complex="12pt"/>
    </style:style>
    <style:style style:name="P8" style:family="paragraph" style:parent-style-name="Standard" style:master-page-name="">
      <loext:graphic-properties draw:fill="none"/>
      <style:paragraph-properties fo:margin-left="0in" fo:margin-right="0in" fo:margin-top="0in" fo:margin-bottom="0.111in" style:contextual-spacing="false" fo:line-height="108%" fo:text-align="center" style:justify-single-word="false" fo:orphans="2" fo:widows="2" fo:text-indent="0in" style:auto-text-indent="false" style:page-number="auto" fo:background-color="transparent" style:writing-mode="lr-tb"/>
      <style:text-properties style:font-name="Liberation Sans" fo:font-size="15pt" officeooo:paragraph-rsid="000a6fd3" style:font-size-asian="15pt" style:font-size-complex="15pt"/>
    </style:style>
    <style:style style:name="P9" style:family="paragraph" style:parent-style-name="Standard" style:master-page-name="">
      <loext:graphic-properties draw:fill="none"/>
      <style:paragraph-properties fo:margin-left="0in" fo:margin-right="0in" fo:margin-top="0in" fo:margin-bottom="0.111in" style:contextual-spacing="false" fo:line-height="108%" fo:text-align="center" style:justify-single-word="false" fo:orphans="2" fo:widows="2" fo:text-indent="0in" style:auto-text-indent="false" style:page-number="auto" fo:background-color="transparent" style:writing-mode="lr-tb"/>
      <style:text-properties style:font-name="Liberation Sans" fo:font-size="15pt" officeooo:paragraph-rsid="000a6fd3" style:font-size-asian="15pt" style:font-size-complex="15pt"/>
    </style:style>
    <style:style style:name="P10" style:family="paragraph" style:parent-style-name="Standard" style:master-page-name="">
      <loext:graphic-properties draw:fill="none"/>
      <style:paragraph-properties fo:margin-left="0in" fo:margin-right="0in" fo:margin-top="0in" fo:margin-bottom="0.111in" style:contextual-spacing="false" fo:line-height="108%" fo:text-align="center" style:justify-single-word="false" fo:orphans="2" fo:widows="2" fo:text-indent="0in" style:auto-text-indent="false" style:page-number="auto" fo:background-color="transparent" style:writing-mode="lr-tb"/>
      <style:text-properties style:font-name="Liberation Sans" fo:font-size="15pt" officeooo:paragraph-rsid="000a6fd3" style:font-size-asian="15pt" style:font-size-complex="15pt"/>
    </style:style>
    <style:style style:name="P11" style:family="paragraph" style:parent-style-name="Standard" style:master-page-name="">
      <loext:graphic-properties draw:fill="none"/>
      <style:paragraph-properties fo:margin-left="0in" fo:margin-right="0in" fo:margin-top="0in" fo:margin-bottom="0.111in" style:contextual-spacing="false" fo:line-height="108%" fo:text-align="end" style:justify-single-word="false" fo:orphans="2" fo:widows="2" fo:text-indent="0in" style:auto-text-indent="false" style:page-number="auto" fo:background-color="transparent" style:writing-mode="lr-tb"/>
      <style:text-properties style:font-name="Liberation Sans" fo:font-size="15pt" officeooo:paragraph-rsid="000a6fd3" style:font-size-asian="15pt" style:font-size-complex="15pt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end" style:justify-single-word="false" fo:orphans="2" fo:widows="2" fo:text-indent="0in" style:auto-text-indent="false" fo:background-color="transparent" style:writing-mode="lr-tb"/>
      <style:text-properties style:font-name="Liberation Sans" fo:font-size="15pt" officeooo:paragraph-rsid="000a6fd3" style:font-size-asian="15pt" style:font-size-complex="15pt"/>
    </style:style>
    <style:style style:name="P13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end" style:justify-single-word="false" fo:orphans="2" fo:widows="2" fo:text-indent="0in" style:auto-text-indent="false" fo:background-color="transparent" style:writing-mode="lr-tb"/>
      <style:text-properties style:font-name="Liberation Sans" fo:font-size="15pt" officeooo:rsid="000a6fd3" officeooo:paragraph-rsid="000a6fd3" style:font-size-asian="15pt" style:font-size-complex="15pt"/>
    </style:style>
    <style:style style:name="P14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center" style:justify-single-word="false" fo:orphans="2" fo:widows="2" fo:text-indent="0in" style:auto-text-indent="false" fo:background-color="transparent" style:writing-mode="lr-tb"/>
      <style:text-properties fo:font-size="12pt" officeooo:paragraph-rsid="000a6fd3" style:font-size-asian="12pt" style:font-size-complex="12pt"/>
    </style:style>
    <style:style style:name="P15" style:family="paragraph" style:parent-style-name="Standard" style:master-page-name="">
      <loext:graphic-properties draw:fill="none"/>
      <style:paragraph-properties fo:margin-left="0in" fo:margin-right="0in" fo:margin-top="0in" fo:margin-bottom="0.111in" style:contextual-spacing="false" fo:line-height="150%" fo:text-align="start" style:justify-single-word="false" fo:orphans="2" fo:widows="2" fo:text-indent="0.4366in" style:auto-text-indent="false" style:page-number="auto" fo:background-color="transparent" style:writing-mode="lr-tb"/>
      <style:text-properties style:font-name="Liberation Sans" fo:font-size="15pt" officeooo:rsid="000c60db" officeooo:paragraph-rsid="000c60db" style:font-size-asian="15pt" style:font-size-complex="15pt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50%" fo:text-align="start" style:justify-single-word="false" fo:orphans="2" fo:widows="2" fo:text-indent="0.4366in" style:auto-text-indent="false" fo:background-color="transparent" style:writing-mode="lr-tb"/>
      <style:text-properties style:font-name="Liberation Sans" fo:font-size="15pt" officeooo:rsid="000ee37f" officeooo:paragraph-rsid="000ee37f" style:font-size-asian="15pt" style:font-size-complex="15pt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50%" fo:text-align="start" style:justify-single-word="false" fo:orphans="2" fo:widows="2" fo:text-indent="0.4366in" style:auto-text-indent="false" fo:background-color="transparent" style:writing-mode="lr-tb"/>
      <style:text-properties style:font-name="Liberation Sans" fo:font-size="15pt" officeooo:rsid="0011e155" officeooo:paragraph-rsid="0011e155" style:font-size-asian="15pt" style:font-size-complex="15pt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50%" fo:text-align="start" style:justify-single-word="false" fo:orphans="2" fo:widows="2" fo:text-indent="0.4366in" style:auto-text-indent="false" fo:background-color="transparent" style:writing-mode="lr-tb"/>
      <style:text-properties style:font-name="Liberation Sans" fo:font-size="15pt" officeooo:rsid="00122087" officeooo:paragraph-rsid="0013f821" style:font-size-asian="15pt" style:font-size-complex="15pt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50%" fo:text-align="start" style:justify-single-word="false" fo:orphans="2" fo:widows="2" fo:text-indent="0.4366in" style:auto-text-indent="false" fo:background-color="transparent" style:writing-mode="lr-tb"/>
      <style:text-properties style:font-name="Liberation Sans" fo:font-size="15pt" officeooo:rsid="00179db9" officeooo:paragraph-rsid="00179db9" style:font-size-asian="15pt" style:font-size-complex="15pt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50%" fo:text-align="start" style:justify-single-word="false" fo:orphans="2" fo:widows="2" fo:text-indent="0.4366in" style:auto-text-indent="false" fo:background-color="transparent" style:writing-mode="lr-tb"/>
      <style:text-properties style:font-name="Liberation Sans" fo:font-size="15pt" officeooo:rsid="001c649a" officeooo:paragraph-rsid="001ca69f" style:font-size-asian="15pt" style:font-size-complex="15pt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50%" fo:text-align="start" style:justify-single-word="false" fo:orphans="2" fo:widows="2" fo:text-indent="0.4366in" style:auto-text-indent="false" fo:background-color="transparent" style:writing-mode="lr-tb"/>
      <style:text-properties officeooo:paragraph-rsid="0020e007"/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50%" fo:text-align="start" style:justify-single-word="false" fo:orphans="2" fo:widows="2" fo:text-indent="0.4366in" style:auto-text-indent="false" fo:background-color="transparent" style:writing-mode="lr-tb"/>
      <style:text-properties fo:font-size="15pt" officeooo:paragraph-rsid="001ca69f" style:font-size-asian="15pt" style:font-size-complex="15pt"/>
    </style:style>
    <style:style style:name="T1" style:family="text">
      <style:text-properties officeooo:rsid="000a6fd3"/>
    </style:style>
    <style:style style:name="T2" style:family="text">
      <style:text-properties style:font-name="Liberation Sans"/>
    </style:style>
    <style:style style:name="T3" style:family="text">
      <style:text-properties officeooo:rsid="000ee37f"/>
    </style:style>
    <style:style style:name="T4" style:family="text">
      <style:text-properties officeooo:rsid="001036c1"/>
    </style:style>
    <style:style style:name="T5" style:family="text">
      <style:text-properties officeooo:rsid="00122087"/>
    </style:style>
    <style:style style:name="T6" style:family="text">
      <style:text-properties officeooo:rsid="0013f821"/>
    </style:style>
    <style:style style:name="T7" style:family="text">
      <style:text-properties officeooo:rsid="0014e9ab"/>
    </style:style>
    <style:style style:name="T8" style:family="text">
      <style:text-properties officeooo:rsid="0016a1f2"/>
    </style:style>
    <style:style style:name="T9" style:family="text">
      <style:text-properties officeooo:rsid="001799e2"/>
    </style:style>
    <style:style style:name="T10" style:family="text">
      <style:text-properties officeooo:rsid="001ca69f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fo:font-size="14pt" style:font-size-asian="14pt" style:font-size-complex="14pt"/>
    </style:style>
    <style:style style:name="T13" style:family="text">
      <style:text-properties style:font-name="Liberation Sans" fo:font-size="14pt" officeooo:rsid="00179db9" style:font-size-asian="14pt" style:font-size-complex="14pt"/>
    </style:style>
    <style:style style:name="T14" style:family="text">
      <style:text-properties style:font-name="Liberation Sans" fo:font-size="14pt" officeooo:rsid="001b0533" style:font-size-asian="14pt" style:font-size-complex="14pt"/>
    </style:style>
    <style:style style:name="T15" style:family="text">
      <style:text-properties style:font-name="Liberation Sans" fo:font-size="14pt" officeooo:rsid="00197665" style:font-size-asian="14pt" style:font-size-complex="14pt"/>
    </style:style>
    <style:style style:name="T16" style:family="text">
      <style:text-properties style:font-name="Liberation Sans" fo:font-size="14pt" officeooo:rsid="001c649a" style:font-size-asian="14pt" style:font-size-complex="14pt"/>
    </style:style>
    <style:style style:name="T17" style:family="text">
      <style:text-properties style:font-name="Liberation Sans" fo:font-size="14pt" officeooo:rsid="001e327a" style:font-size-asian="14pt" style:font-size-complex="14pt"/>
    </style:style>
    <style:style style:name="T18" style:family="text">
      <style:text-properties style:font-name="Liberation Sans" fo:font-size="14pt" fo:font-style="normal" style:font-size-asian="14pt" style:font-style-asian="normal" style:font-size-complex="14pt" style:font-style-complex="normal"/>
    </style:style>
    <style:style style:name="T19" style:family="text">
      <style:text-properties style:font-name="Liberation Sans" fo:font-size="14pt" fo:font-style="normal" officeooo:rsid="001e327a" style:font-size-asian="14pt" style:font-style-asian="normal" style:font-size-complex="14pt" style:font-style-complex="normal"/>
    </style:style>
    <style:style style:name="T20" style:family="text">
      <style:text-properties style:font-name="Liberation Sans" fo:font-size="14pt" fo:font-style="normal" officeooo:rsid="001fd274" style:font-size-asian="14pt" style:font-style-asian="normal" style:font-size-complex="14pt" style:font-style-complex="normal"/>
    </style:style>
    <style:style style:name="T21" style:family="text">
      <style:text-properties style:font-name="Liberation Sans" fo:font-size="14pt" fo:font-style="normal" officeooo:rsid="0023875a" style:font-size-asian="14pt" style:font-style-asian="normal" style:font-size-complex="14pt" style:font-style-complex="normal"/>
    </style:style>
    <style:style style:name="T22" style:family="text">
      <style:text-properties style:font-name="Liberation Sans" fo:font-size="14pt" fo:font-style="normal" officeooo:rsid="0024c584" style:font-size-asian="14pt" style:font-style-asian="normal" style:font-size-complex="14pt" style:font-style-complex="normal"/>
    </style:style>
    <style:style style:name="T23" style:family="text">
      <style:text-properties style:font-name="Liberation Sans" fo:font-size="14pt" fo:font-style="normal" officeooo:rsid="00255ff0" style:font-size-asian="14pt" style:font-style-asian="normal" style:font-size-complex="14pt" style:font-style-complex="normal"/>
    </style:style>
    <style:style style:name="T24" style:family="text">
      <style:text-properties style:font-name="Liberation Sans" officeooo:rsid="00179db9"/>
    </style:style>
    <style:style style:name="T25" style:family="text">
      <style:text-properties style:font-name="Liberation Sans" officeooo:rsid="001b0533"/>
    </style:style>
    <style:style style:name="T26" style:family="text">
      <style:text-properties style:font-name="Liberation Sans" officeooo:rsid="00197665"/>
    </style:style>
    <style:style style:name="T27" style:family="text">
      <style:text-properties style:font-name="Liberation Sans" officeooo:rsid="001c649a"/>
    </style:style>
    <style:style style:name="T28" style:family="text">
      <style:text-properties style:font-name="Liberation Sans" officeooo:rsid="001e327a"/>
    </style:style>
    <style:style style:name="T29" style:family="text">
      <style:text-properties style:font-name="Liberation Sans" fo:font-style="normal" style:font-style-asian="normal" style:font-style-complex="normal"/>
    </style:style>
    <style:style style:name="T30" style:family="text">
      <style:text-properties style:font-name="Liberation Sans" fo:font-style="normal" officeooo:rsid="001e327a" style:font-style-asian="normal" style:font-style-complex="normal"/>
    </style:style>
    <style:style style:name="T31" style:family="text">
      <style:text-properties style:font-name="Liberation Sans" fo:font-style="normal" officeooo:rsid="001fd274" style:font-style-asian="normal" style:font-style-complex="normal"/>
    </style:style>
    <style:style style:name="T32" style:family="text">
      <style:text-properties style:font-name="Liberation Sans" fo:font-style="normal" officeooo:rsid="0023875a" style:font-style-asian="normal" style:font-style-complex="normal"/>
    </style:style>
    <style:style style:name="T33" style:family="text">
      <style:text-properties style:font-name="Liberation Sans" fo:font-style="normal" officeooo:rsid="00255ff0" style:font-style-asian="normal" style:font-style-complex="normal"/>
    </style:style>
    <style:style style:name="T34" style:family="text">
      <style:text-properties style:font-name="Liberation Sans" fo:font-style="normal" officeooo:rsid="0024c584" style:font-style-asian="normal" style:font-style-complex="normal"/>
    </style:style>
    <style:style style:name="T35" style:family="text">
      <style:text-properties style:font-name="Liberation Sans" fo:font-size="15pt" fo:font-style="normal" style:font-size-asian="15pt" style:font-style-asian="normal" style:font-size-complex="15pt" style:font-style-complex="normal"/>
    </style:style>
    <style:style style:name="T36" style:family="text">
      <style:text-properties style:font-name="Liberation Sans" fo:font-size="15pt" fo:font-style="normal" officeooo:rsid="0023875a" style:font-size-asian="15pt" style:font-style-asian="normal" style:font-size-complex="15pt" style:font-style-complex="normal"/>
    </style:style>
    <style:style style:name="T37" style:family="text">
      <style:text-properties style:font-name="Liberation Sans" fo:font-size="15pt" fo:font-style="normal" officeooo:rsid="00255ff0" style:font-size-asian="15pt" style:font-style-asian="normal" style:font-size-complex="15pt" style:font-style-complex="normal"/>
    </style:style>
    <style:style style:name="T38" style:family="text">
      <style:text-properties style:font-name="Liberation Sans" fo:font-size="15pt" fo:font-style="normal" officeooo:rsid="0024c584" style:font-size-asian="15pt" style:font-style-asian="normal" style:font-size-complex="15pt" style:font-style-complex="normal"/>
    </style:style>
    <style:style style:name="T39" style:family="text">
      <style:text-properties style:font-name="Liberation Sans" fo:font-size="15pt" fo:font-style="normal" officeooo:rsid="001e327a" style:font-size-asian="15pt" style:font-style-asian="normal" style:font-size-complex="15pt" style:font-style-complex="normal"/>
    </style:style>
    <style:style style:name="T40" style:family="text">
      <style:text-properties style:font-name="Liberation Sans" fo:font-size="15pt" fo:font-style="normal" officeooo:rsid="001fd274" style:font-size-asian="15pt" style:font-style-asian="normal" style:font-size-complex="15pt" style:font-style-complex="normal"/>
    </style:style>
    <style:style style:name="T41" style:family="text">
      <style:text-properties style:font-name="Liberation Sans" fo:font-size="15pt" officeooo:rsid="001e327a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НАЦИОНАЛЬНЫЙ ИССЛЕДОВАТЕЛЬСКИЙ УНИВЕРСИТЕТ ИТМО</text:p>
      <text:p text:style-name="P8">Факультет Программной инженерии и компьютерных технологий</text:p>
      <text:p text:style-name="P8">Направление: Нейротехнологии и программная инженерия</text:p>
      <text:p text:style-name="P1"/>
      <text:p text:style-name="P1"/>
      <text:p text:style-name="P1"/>
      <text:p text:style-name="P1"/>
      <text:p text:style-name="P1"/>
      <text:p text:style-name="P1"/>
      <text:p text:style-name="P3">Дисциплина: <text:span text:style-name="T1">Наука и техника в истории цивилизации</text:span></text:p>
      <text:p text:style-name="P5">Эссе на тему “Вклад Архимеда в науку”</text:p>
      <text:p text:style-name="P1"/>
      <text:p text:style-name="P1"/>
      <text:p text:style-name="P1"/>
      <text:p text:style-name="P1"/>
      <text:p text:style-name="P1"/>
      <text:p text:style-name="P2"/>
      <text:p text:style-name="P4"/>
      <text:p text:style-name="P11">Выполнил студент </text:p>
      <text:p text:style-name="P12">Рязанов Демид Витальевич</text:p>
      <text:p text:style-name="P12">Группа № Р3121</text:p>
      <text:p text:style-name="P13">Преподаватель:</text:p>
      <text:p text:style-name="P13">Васильев Андрей Владимирович</text:p>
      <text:p text:style-name="P12"><text:span text:style-name="T1">Доцент факультета технологического менеджмента и инноваций</text:span></text:p>
      <text:p text:style-name="P6"/>
      <text:p text:style-name="P7">г. Санкт-Петербург</text:p>
      <text:p text:style-name="P14"><text:span text:style-name="T2">2022</text:span></text:p>
      <text:p text:style-name="P15"><text:soft-page-break/>Архимед – древнегреческий ученый и инженер. Известен благодаря большому количеству открытий в области геометрии, является автором ряда важных изобретений. <text:span text:style-name="T3">Заложил основы механики и гидростатики.</text:span></text:p>
      <text:p text:style-name="P16">Архимед родился в городе Сиракузы на острове Сицилия. Его отцом <text:span text:style-name="T9">считается</text:span> математик и астроном – Фидий. <text:span text:style-name="T4">По мнению некоторых историков, на момент рождения Архимеда семья его была небогатой, вследствие чего Архимед не мог получить всестороннее образование, и отец научил его только тому, что знал сам. Лишь после того как его родственник – Гиерон, стал царём Сиракуз, Архимед получил возможность отправиться в один из главных научных центров того времени – Александрию. <text:s/>Там он и познакомился с трудами Евдокса, Демокрита и других геометров, а также подружился с великими учеными: Кононом Самосским и Эратосфеном Киренским, с которыми впоследствии переписывался на протяжении всей жизни.</text:span></text:p>
      <text:p text:style-name="P17"><text:span text:style-name="T4">П</text:span>о окончании обучения Архимед вернулся в Сиракузы. Архимед <text:span text:style-name="T5">не хотел строить карьеру придворного, ведь как родственнику царя хорошие условия жизни ему были гарантированы. Архимеда интересовала наука, а Гиерон, в отличие от него, искал возможности её практического применения. Именно он убедил Архимеда создать ряд механизмов, благодаря которым Архимед стал так известен.</text:span></text:p>
      <text:p text:style-name="P18">Так как Архимед жил очень давно и большое количество фактов его биографии строится на догадках учёных, существует много легенд относительно его жизни. <text:span text:style-name="T6">Одна из самых известных на мой взгляд, это легенда о короне Гиерона. </text:span><text:span text:style-name="T7">Царь заказал у ювелира </text:span><text:soft-page-break/><text:span text:style-name="T7">корону из золота. </text:span><text:span text:style-name="T9">Сделанная</text:span><text:span text:style-name="T7"> корона весила столько же, сколько и золото, отведенное под него, но </text:span><text:span text:style-name="T8">слух </text:span><text:span text:style-name="T7">о том, что мастер был не совсем честен и разбавил золото серебром, заставил Гиерона задуматься о дополнительной проверке. Он поручил Архимеду узнать, действительно ли корона сделана не полностью из золота. </text:span><text:span text:style-name="T8">Ученый, как-то раз пошёл в баню и, погружаясь в ванну, увидел как из нее вытекает вода. С криком “Эврика!” он выбежал из бани и побежал к Гиерону. Архимед попросил у царя изготовить слиток из золота, равный по весу короне. Затем с помощью измерительного сосуда он показал, что корона вытесняет больший объем воды, чем слиток. Это доказывало вину ювелира.</text:span></text:p>
      <text:p text:style-name="P19"><text:span text:style-name="T8">Ч</text:span>то же касается подтвержденных фактов, можно выделить несколько направлений науки, к которым Архимед приложил руку.</text:p>
      <text:p text:style-name="P22"><text:span text:style-name="T24">Первое направление, про которое хочется рассказать, это конечно же математика. Он </text:span><text:span text:style-name="T25">довольно точно (для того времени) рассчитал число пи, </text:span><text:span text:style-name="T24">нашел все правильные многоугольники, расширил учение о конических сечениях, </text:span><text:span text:style-name="T25">ввел способ записи очень больших чисел,</text:span><text:span text:style-name="T24"> исследовал кубические уравнения вида (a+x)*x^2=b, а также придумал геометрический способ их решения. Нашёл общий метод поиска объемов и площадей, для чего он использовал метод исчерпывания Евдокса. </text:span><text:span text:style-name="T2">До Архимеда никто не мог установить объем шара, поэтому он считал это открытие главным и наилучшим из своих достижений. </text:span><text:span text:style-name="T26">Также в своей работе “Метод механических теорем” использовал бесконечно малые функции. Его идеи легли в основы интегрального исчисления и всего матанализа в целом. </text:span><text:span text:style-name="T25">В сочинении «Квадратура параболы» доказал, что площадь </text:span><text:span text:style-name="T27">части</text:span><text:span text:style-name="T25"> параболы, отсекаемо</text:span><text:span text:style-name="T27">й</text:span><text:span text:style-name="T25"> от неё прямой, </text:span><text:soft-page-break/><text:span text:style-name="T27">равна</text:span><text:span text:style-name="T25"> 4/3 от площади вписанного в эт</text:span><text:span text:style-name="T27">у часть</text:span><text:span text:style-name="T25"> треугольника. </text:span><text:span text:style-name="T27">При доказательстве также посчитал сумму бесконечного ряда 1/4^n. <text:s/>По мнению некоторых историков также ввёл понятие ортоцентра.</text:span></text:p>
      <text:p text:style-name="P21"><text:span text:style-name="T41">Архимед фактически является основателем науки механики.</text:span><text:span text:style-name="T39"> </text:span><text:span text:style-name="T35">В течение многих веков фундаментом механики была теория рычага, изложенная </text:span><text:span text:style-name="T40">им</text:span><text:span text:style-name="T35"> в сочинении “О равновесии плоских фигур”. В основе этой теории лежат следующие постулаты</text:span><text:span text:style-name="T40">:</text:span><text:span text:style-name="T35"> Равные тяжести на равных длинах уравновешиваются, на неравных же длинах не уравновешиваются, но перевешивают тяжести на большей длине</text:span><text:span text:style-name="T40">; </text:span><text:span text:style-name="T35">Если при равновесии тяжестей на каких-нибудь длинах к одной из тяжестей будет что-нибудь прибавлено, то они не будут уравновешиваться, но перевесит та тяжесть, к которой было прибавлено; Точно так же, если от одной из тяжестей будет отнято что-нибудь, то они не будут уравновешиваться, но перевесит та тяжесть, от которой не было отнято. Архимед создал и проверил теорию пяти простых механизмов: рычага, клина, блока, бесконечного винта и ворота. Эти механизмы широко применялись еще в древние времена, но и сегодня именно их сочетание служит основой самых сложных современных устройств.</text:span></text:p>
      <text:p text:style-name="P20">Архимед был великим ученым, поэтому переоценить его вклад в развитие науки практически невозможно. Достижения древнегреческого философа во всех разделах <text:span text:style-name="T10">науки</text:span> действительно грандиозны. Пусть не все его труды хорошо сохранились, некоторые даже были утеряны, но те, что дошли до нас, поражают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6:40:38.984972611</meta:creation-date>
    <dc:date>2022-12-08T09:14:19.695298715</dc:date>
    <meta:editing-duration>PT47M54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4" meta:paragraph-count="21" meta:word-count="692" meta:character-count="4938" meta:non-whitespace-character-count="4260"/>
  </office:meta>
</office:document-meta>
</file>